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8.515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6pt"/>
    </style:style>
    <style:style style:name="P2" style:family="paragraph">
      <loext:graphic-properties draw:fill-color="#ffffff"/>
      <style:paragraph-properties fo:text-align="start"/>
      <style:text-properties fo:font-size="16pt"/>
    </style:style>
    <style:style style:name="P3" style:family="paragraph">
      <loext:graphic-properties draw:fill-color="#ffffff"/>
    </style:style>
    <style:style style:name="P4" style:family="paragraph">
      <style:text-properties fo:font-size="60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60pt" fo:font-style="italic" style:font-style-asian="italic" style:font-style-complex="italic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style:font-name="Liberation Sans1" fo:font-style="italic" style:font-name-asian="Liberation Sans1" style:font-style-asian="italic" style:font-name-complex="Liberation Sans1" style:font-style-complex="italic"/>
    </style:style>
    <style:style style:name="T6" style:family="text">
      <style:text-properties style:text-position="0% 100%" style:font-name="Liberation Sans" fo:font-style="normal" style:font-name-asian="Liberation Sans1" style:font-style-asian="normal" style:font-name-complex="Liberation Sans1" style:font-style-complex="normal"/>
    </style:style>
    <style:style style:name="T7" style:family="text">
      <style:text-properties style:text-position="0% 100%" style:font-name="Liberation Sans1" fo:font-style="normal" style:font-name-asian="Liberation Sans1" style:font-style-asian="normal" style:font-name-complex="Liberation Sans1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1" fo:font-style="normal" style:font-name-asian="Liberation Sans1" style:font-style-asian="normal" style:font-name-complex="Liberation Sans1" style:font-style-complex="normal"/>
    </style:style>
    <style:style style:name="T10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11" style:family="text">
      <style:text-properties style:font-name="Liberation Sans" fo:font-style="italic" style:font-name-asian="Liberation Sans1" style:font-style-asian="italic" style:font-name-complex="Liberation Sans1" style:font-style-complex="italic"/>
    </style:style>
    <style:style style:name="T12" style:family="text">
      <style:text-properties style:font-name="Liberation Sans" fo:font-style="normal" style:font-name-asian="Liberation Sans1" style:font-style-asian="normal" style:font-name-complex="Liberation Sans1" style:font-style-complex="normal"/>
    </style:style>
    <style:style style:name="T13" style:family="text">
      <style:text-properties style:text-position="-33% 58%" style:font-name="Liberation Sans" fo:font-style="italic" style:font-name-asian="Liberation Sans1" style:font-style-asian="italic" style:font-name-complex="Liberation Sans1" style:font-style-complex="italic"/>
    </style:style>
    <style:style style:name="T14" style:family="text">
      <style:text-properties style:text-position="0% 100%" style:font-name="Liberation Sans" fo:font-style="italic" style:font-name-asian="Liberation Sans1" style:font-style-asian="italic" style:font-name-complex="Liberation Sans1" style:font-style-complex="italic"/>
    </style:style>
    <style:style style:name="T15" style:family="text">
      <style:text-properties style:text-position="-33% 58%" style:font-name="Liberation Sans1" fo:font-style="italic" style:font-name-asian="Liberation Sans1" style:font-style-asian="italic" style:font-name-complex="Liberation Sans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presentation:style-name="pr2" draw:text-style-name="P2" draw:layer="layout" svg:width="18.2cm" svg:height="8.515cm" svg:x="2.2cm" svg:y="4.4cm" presentation:class="subtitle" presentation:user-transformed="true">
          <draw:text-box>
            <text:list text:style-name="L2">
              <text:list-item>
                <text:p text:style-name="P1">Tune hyperparameters to optimise JL potential for AgAuCu.</text:p>
                <text:p text:style-name="P1"/>
              </text:list-item>
              <text:list-item>
                <text:p text:style-name="P1">Two relevant tests:</text:p>
              </text:list-item>
            </text:list>
            <text:list text:style-name="L3">
              <text:list-item>
                <text:list>
                  <text:list-item>
                    <text:p text:style-name="P1">Error (mae, rmse)</text:p>
                  </text:list-item>
                  <text:list-item>
                    <text:p text:style-name="P1">Repulsive.</text:p>
                  </text:list-item>
                </text:list>
              </text:list-item>
            </text:list>
            <text:list text:style-name="L4">
              <text:list-header>
                <text:p text:style-name="P1"/>
              </text:list-header>
              <text:list-item>
                <text:p text:style-name="P1">Tune <text:span text:style-name="T1">r</text:span><text:span text:style-name="T2">cut</text:span><text:span text:style-name="T3">, </text:span><text:span text:style-name="T4">n</text:span><text:span text:style-name="T2">max</text:span><text:span text:style-name="T4">, </text:span><text:span text:style-name="T5">α</text:span><text:span text:style-name="T6">, </text:span><text:span text:style-name="T5">β. </text:span><text:span text:style-name="T7">These can also be different for each feature (e.g. 2-body Ag-Ag and 2-body Ag-Au). </text:span></text:p>
              </text:list-item>
            </text:list>
            <text:p text:style-name="P1"/>
            <text:p text:style-name="P1"/>
            <text:list text:style-name="L3">
              <text:list-item>
                <text:list>
                  <text:list-header>
                    <text:p text:style-name="P1"/>
                  </text:list-header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presentation:style-name="pr2" draw:text-style-name="P2" draw:layer="layout" svg:width="18.2cm" svg:height="8.515cm" svg:x="2.2cm" svg:y="4.4cm" presentation:class="subtitle" presentation:user-transformed="true">
          <draw:text-box>
            <text:list text:style-name="L2">
              <text:list-header>
                <text:p text:style-name="P1"/>
                <text:p text:style-name="P1">Short-range repulsive potential check:</text:p>
                <text:p text:style-name="P1"/>
              </text:list-header>
              <text:list-item>
                <text:p text:style-name="P1">Make sure that for <text:span text:style-name="T8">all</text:span> 2-body potentials the value at 0A is positive.</text:p>
              </text:list-item>
              <text:list-item>
                <text:p text:style-name="P1">Problem signalled if even one is not repulsive. </text:p>
              </text:list-item>
              <text:list-item>
                <text:p text:style-name="P1">Not monitor curvature or magnitude.</text:p>
              </text:list-item>
            </text:list>
            <text:p text:style-name="P1"/>
            <text:p text:style-name="P1"/>
            <text:list text:style-name="L3">
              <text:list-item>
                <text:list>
                  <text:list-header>
                    <text:p text:style-name="P1"/>
                  </text:list-header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draw:style-name="gr2" draw:text-style-name="P5" draw:layer="layout" svg:width="3.6cm" svg:height="3.127cm" svg:x="13cm" svg:y="2.8cm">
          <draw:text-box>
            <text:p text:style-name="P4"><text:span text:style-name="T1">r</text:span><text:span text:style-name="T2">cut</text:span></text:p>
          </draw:text-box>
        </draw:frame>
        <draw:frame draw:style-name="gr3" draw:text-style-name="P7" draw:layer="layout" svg:width="14.8cm" svg:height="5.532cm" svg:x="1cm" svg:y="6.068cm">
          <draw:text-box>
            <text:list text:style-name="L5">
              <text:list-header>
                <text:p text:style-name="P6"><text:span text:style-name="T9">For all features:</text:span></text:p>
                <text:p text:style-name="P6"><text:span text:style-name="T10"/></text:p>
              </text:list-header>
              <text:list-item>
                <text:p text:style-name="P6"><text:span text:style-name="T10">α</text:span><text:span text:style-name="T11"> = </text:span><text:span text:style-name="T10">β</text:span><text:span text:style-name="T11"> <text:s/>= </text:span><text:span text:style-name="T12">11</text:span></text:p>
              </text:list-item>
              <text:list-item>
                <text:p text:style-name="P6"><text:span text:style-name="T11">N</text:span><text:span text:style-name="T13">max</text:span><text:span text:style-name="T14"> = </text:span><text:span text:style-name="T6">8 </text:span></text:p>
              </text:list-item>
              <text:list-item>
                <text:p text:style-name="P6"><text:span text:style-name="T14">r</text:span><text:span text:style-name="T13">cut </text:span><text:span text:style-name="T14">= </text:span><text:span text:style-name="T6">for all different 2b terms.</text:span></text:p>
              </text:list-item>
              <text:list-item>
                <text:p text:style-name="P6"><text:span text:style-name="T6">Perform random cross-validation with 10 model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draw:style-name="gr2" draw:text-style-name="P5" draw:layer="layout" svg:width="3.6cm" svg:height="3.127cm" svg:x="13cm" svg:y="2.8cm">
          <draw:text-box>
            <text:p text:style-name="P4"><text:span text:style-name="T1">r</text:span><text:span text:style-name="T2">cut</text:span></text:p>
          </draw:text-box>
        </draw:frame>
        <draw:frame draw:style-name="gr3" draw:text-style-name="P7" draw:layer="layout" svg:width="14.8cm" svg:height="6.243cm" svg:x="1cm" svg:y="6.068cm">
          <draw:text-box>
            <text:list text:style-name="L5">
              <text:list-item>
                <text:p text:style-name="P6"><text:span text:style-name="T7">Increasing </text:span><text:span text:style-name="T5">r</text:span><text:span text:style-name="T15">cut</text:span><text:span text:style-name="T5"> </text:span><text:span text:style-name="T7">(at fixed </text:span><text:span text:style-name="T5">n</text:span><text:span text:style-name="T15">max</text:span><text:span text:style-name="T7">) makes the repulsive part weaker.</text:span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<text:s/></text:span><text:span text:style-name="T7">This is also true when playing with individual </text:span><text:span text:style-name="T5">r</text:span><text:span text:style-name="T15">cut</text:span><text:span text:style-name="T7"> as well. </text:span></text:p>
              </text:list-item>
            </text:list>
            <text:list text:style-name="L3">
              <text:list-item>
                <text:p text:style-name="P6"><text:span text:style-name="T7">Could tune the repulsive behaviour of individual 2b potentials.</text:span></text:p>
              </text:list-item>
            </text:list>
          </draw:text-box>
        </draw:frame>
        <draw:frame draw:style-name="gr4" draw:text-style-name="P8" draw:layer="layout" svg:width="2.8cm" svg:height="1.114cm" svg:x="1.8cm" svg:y="4cm">
          <draw:text-box>
            <text:p><text:span text:style-name="T5">n</text:span><text:span text:style-name="T15">max </text:span><text:span text:style-name="T5">= </text:span><text:span text:style-name="T7">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draw:style-name="gr2" draw:text-style-name="P5" draw:layer="layout" svg:width="3.6cm" svg:height="3.127cm" svg:x="13cm" svg:y="2.8cm">
          <draw:text-box>
            <text:p text:style-name="P4"><text:span text:style-name="T1">r</text:span><text:span text:style-name="T2">cut</text:span></text:p>
          </draw:text-box>
        </draw:frame>
        <draw:frame draw:style-name="gr3" draw:text-style-name="P10" draw:layer="layout" svg:width="14.8cm" svg:height="4.11cm" svg:x="1cm" svg:y="6.068cm">
          <draw:text-box>
            <text:list text:style-name="L5">
              <text:list-item>
                <text:p text:style-name="P9"><text:span text:style-name="T9">Unexpected behaviour for computation time of the featur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draw:style-name="gr2" draw:text-style-name="P5" draw:layer="layout" svg:width="3.6cm" svg:height="3.127cm" svg:x="13cm" svg:y="2.8cm">
          <draw:text-box>
            <text:p text:style-name="P4"><text:span text:style-name="T1">r</text:span><text:span text:style-name="T2">cut</text:span></text:p>
          </draw:text-box>
        </draw:frame>
        <draw:frame draw:style-name="gr3" draw:text-style-name="P10" draw:layer="layout" svg:width="14.8cm" svg:height="4.11cm" svg:x="1cm" svg:y="6.068cm">
          <draw:text-box>
            <text:list text:style-name="L5">
              <text:list-item>
                <text:p text:style-name="P9"><text:span text:style-name="T9">Unexpected behaviour for computation time of the featur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L Hyperparameter Optimisation</text:p>
          </draw:text-box>
        </draw:frame>
        <draw:frame draw:style-name="gr5" draw:text-style-name="P5" draw:layer="layout" svg:width="12.8cm" svg:height="6.003cm" svg:x="9.2cm" svg:y="2.797cm">
          <draw:text-box>
            <text:p text:style-name="P4"><text:span text:style-name="T1">n</text:span><text:span text:style-name="T2">max </text:span><text:span text:style-name="T3">and</text:span><text:span text:style-name="T1"> r</text:span><text:span text:style-name="T2">cut</text:span></text:p>
          </draw:text-box>
        </draw:frame>
        <draw:frame draw:style-name="gr3" draw:text-style-name="P10" draw:layer="layout" svg:width="14.8cm" svg:height="5.836cm" svg:x="1cm" svg:y="6.89cm">
          <draw:text-box>
            <text:list text:style-name="L5">
              <text:list-item>
                <text:p text:style-name="P9"><text:span text:style-name="T9">Error plateaus w.r.t. </text:span><text:span text:style-name="T10">n</text:span><text:span text:style-name="T15">max</text:span><text:span text:style-name="T5"> </text:span><text:span text:style-name="T7">but it repulsive check shows a peaks, whose position depends on </text:span><text:span text:style-name="T5">r</text:span><text:span text:style-name="T15">cut</text:span><text:span text:style-name="T7">. </text:span></text:p>
                <text:p text:style-name="P9"><text:span text:style-name="T7"/></text:p>
              </text:list-item>
              <text:list-item>
                <text:p text:style-name="P9"><text:span text:style-name="T7">Therefore choice of </text:span><text:span text:style-name="T5">r</text:span><text:span text:style-name="T15">cut </text:span><text:span text:style-name="T7">should be considered with </text:span><text:span text:style-name="T5">n</text:span><text:span text:style-name="T15">max</text:span><text:span text:style-name="T7">.</text:span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9T16:01:21.451480852</meta:creation-date>
    <dc:date>2022-04-29T16:31:07.733959041</dc:date>
    <meta:editing-duration>PT29M39S</meta:editing-duration>
    <meta:editing-cycles>13</meta:editing-cycles>
    <meta:generator>LibreOffice/6.0.7.3$Linux_X86_64 LibreOffice_project/00m0$Build-3</meta:generator>
    <meta:document-statistic meta:object-count="55"/>
  </office:meta>
</office:document-meta>
</file>